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08d2" officeooo:paragraph-rsid="001c08d2"/>
    </style:style>
    <style:style style:name="P2" style:family="paragraph" style:parent-style-name="Standard" style:list-style-name="L1">
      <style:text-properties officeooo:paragraph-rsid="001c08d2"/>
    </style:style>
    <style:style style:name="P3" style:family="paragraph" style:parent-style-name="Standard" style:list-style-name="List_20_5" style:master-page-name="">
      <style:paragraph-properties style:page-number="auto">
        <style:tab-stops>
          <style:tab-stop style:position="7.999cm" style:leader-style="dotted" style:leader-text="."/>
        </style:tab-stops>
      </style:paragraph-properties>
      <style:text-properties officeooo:rsid="001ca8af" officeooo:paragraph-rsid="001ca8af"/>
    </style:style>
    <style:style style:name="T1" style:family="text">
      <style:text-properties officeooo:rsid="001c08d2"/>
    </style:style>
    <style:style style:name="T2" style:family="text">
      <style:text-properties officeooo:rsid="001ca8af"/>
    </style:style>
    <style:style style:name="T3" style:family="text">
      <style:text-properties fo:font-size="24pt" officeooo:rsid="001ca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1cm" fo:text-indent="-4.366cm" fo:margin-left="5.0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stops before Margin/IndentAt cause MS Word trouble.</text:p>
      <text:list xml:id="list301451022" text:style-name="L1">
        <text:list-item>
          <text:p text:style-name="P2"><text:span text:style-name="T1">Big indent</text:span><text:span text:style-name="T2">At</text:span><text:span text:style-name="T1">, but what does </text:span><text:span text:style-name="T3">alignAt</text:span><text:span text:style-name="T1"> do?</text:span></text:p>
        </text:list-item>
      </text:list>
      <text:list xml:id="list1093647036" text:style-name="List_20_5">
        <text:list-item>
          <text:p text:style-name="P3">Small tabstop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7.999cm" style:leader-style="dotted" style:leader-text="."/>
        </style:tab-stops>
      </style:paragraph-properties>
      <style:text-properties fo:font-size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64cm" fo:text-indent="-4.36cm" fo:margin-left="5.001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09:34:32.448946892</meta:creation-date>
    <dc:date>2020-07-27T13:33:58.059767567</dc:date>
    <meta:editing-duration>PT3M20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3" meta:word-count="18" meta:character-count="109" meta:non-whitespace-character-count="96"/>
  </office:meta>
</office:document-meta>
</file>